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B10"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2123e1" officeooo:paragraph-rsid="0026bc75"/>
    </style:style>
    <style:style style:name="P3" style:family="paragraph" style:parent-style-name="Standard">
      <style:text-properties officeooo:rsid="002497a8" officeooo:paragraph-rsid="002497a8"/>
    </style:style>
    <style:style style:name="P4" style:family="paragraph" style:parent-style-name="Standard">
      <style:text-properties officeooo:rsid="002c5745" officeooo:paragraph-rsid="002c5745"/>
    </style:style>
    <style:style style:name="P5" style:family="paragraph" style:parent-style-name="Standard">
      <style:text-properties officeooo:rsid="002f7f2c" officeooo:paragraph-rsid="002f7f2c"/>
    </style:style>
    <style:style style:name="P6" style:family="paragraph" style:parent-style-name="Standard">
      <style:text-properties officeooo:rsid="00338d0f" officeooo:paragraph-rsid="00338d0f"/>
    </style:style>
    <style:style style:name="P7" style:family="paragraph" style:parent-style-name="Standard">
      <style:text-properties officeooo:rsid="0035b7c1" officeooo:paragraph-rsid="0035b7c1"/>
    </style:style>
    <style:style style:name="P8" style:family="paragraph" style:parent-style-name="Standard">
      <style:text-properties officeooo:rsid="003689da" officeooo:paragraph-rsid="003689da"/>
    </style:style>
    <style:style style:name="P9" style:family="paragraph" style:parent-style-name="Standard">
      <style:text-properties officeooo:rsid="003689da" officeooo:paragraph-rsid="003639c8"/>
    </style:style>
    <style:style style:name="P10" style:family="paragraph" style:parent-style-name="Standard">
      <style:text-properties officeooo:paragraph-rsid="003942dc"/>
    </style:style>
    <style:style style:name="P11" style:family="paragraph" style:parent-style-name="Standard">
      <style:text-properties fo:font-weight="bold" officeooo:rsid="003942dc" officeooo:paragraph-rsid="003942dc" style:font-weight-asian="bold"/>
    </style:style>
    <style:style style:name="P12" style:family="paragraph" style:parent-style-name="Standard">
      <style:text-properties officeooo:rsid="002553f2" officeooo:paragraph-rsid="0026bc75"/>
    </style:style>
    <style:style style:name="P13" style:family="paragraph" style:parent-style-name="Standard">
      <style:text-properties officeooo:rsid="003195cc" officeooo:paragraph-rsid="003195cc"/>
    </style:style>
    <style:style style:name="P14" style:family="paragraph" style:parent-style-name="Standard">
      <style:text-properties officeooo:rsid="0048473f" officeooo:paragraph-rsid="0048473f"/>
    </style:style>
    <style:style style:name="P15" style:family="paragraph" style:parent-style-name="Standard">
      <style:text-properties officeooo:rsid="0048473f" officeooo:paragraph-rsid="005ae77f"/>
    </style:style>
    <style:style style:name="P16" style:family="paragraph" style:parent-style-name="Standard">
      <style:text-properties officeooo:paragraph-rsid="001d649d"/>
    </style:style>
    <style:style style:name="P17" style:family="paragraph" style:parent-style-name="Standard">
      <style:text-properties officeooo:rsid="00604738" officeooo:paragraph-rsid="00604738"/>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style:text-properties officeooo:rsid="00191a75" officeooo:paragraph-rsid="00191a75"/>
    </style:style>
    <style:style style:name="P21" style:family="paragraph" style:parent-style-name="Standard">
      <style:paragraph-properties fo:margin-top="0in" fo:margin-bottom="0in" loext:contextual-spacing="false" fo:line-height="100%"/>
      <style:text-properties officeooo:rsid="001a0952"/>
    </style:style>
    <style:style style:name="P22" style:family="paragraph" style:parent-style-name="Standard">
      <style:paragraph-properties fo:margin-top="0in" fo:margin-bottom="0in" loext:contextual-spacing="false" fo:line-height="100%"/>
      <style:text-properties officeooo:rsid="001a0952" officeooo:paragraph-rsid="001a0952"/>
    </style:style>
    <style:style style:name="P23" style:family="paragraph" style:parent-style-name="Standard">
      <style:paragraph-properties fo:margin-top="0in" fo:margin-bottom="0in" loext:contextual-spacing="false" fo:line-height="100%"/>
      <style:text-properties fo:color="#000000"/>
    </style:style>
    <style:style style:name="P24"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25" style:family="paragraph" style:parent-style-name="Standard">
      <style:paragraph-properties fo:margin-left="0.5in" fo:margin-right="0in" fo:text-indent="0in" style:auto-text-indent="false"/>
      <style:text-properties officeooo:rsid="001fbb3a" officeooo:paragraph-rsid="001fbb3a"/>
    </style:style>
    <style:style style:name="P26" style:family="paragraph" style:parent-style-name="Standard">
      <style:paragraph-properties fo:margin-left="0.5in" fo:margin-right="0in" fo:text-indent="0in" style:auto-text-indent="false"/>
      <style:text-properties officeooo:rsid="003689da" officeooo:paragraph-rsid="0048473f"/>
    </style:style>
    <style:style style:name="P27" style:family="paragraph" style:parent-style-name="Standard">
      <style:paragraph-properties fo:margin-left="0.5in" fo:margin-right="0in" fo:text-indent="0in" style:auto-text-indent="false"/>
      <style:text-properties officeooo:rsid="003689da" officeooo:paragraph-rsid="005a598a"/>
    </style:style>
    <style:style style:name="P28" style:family="paragraph" style:parent-style-name="Standard">
      <style:paragraph-properties fo:margin-left="0.5in" fo:margin-right="0in" fo:text-indent="0in" style:auto-text-indent="false"/>
      <style:text-properties officeooo:rsid="0048473f" officeooo:paragraph-rsid="0048473f"/>
    </style:style>
    <style:style style:name="P29" style:family="paragraph" style:parent-style-name="Standard">
      <style:paragraph-properties fo:margin-top="0in" fo:margin-bottom="0.1083in" loext:contextual-spacing="false"/>
      <style:text-properties officeooo:rsid="002bcbf5" officeooo:paragraph-rsid="002bcbf5"/>
    </style:style>
    <style:style style:name="P30" style:family="paragraph" style:parent-style-name="Heading_20_1">
      <style:text-properties officeooo:rsid="002f7f2c" officeooo:paragraph-rsid="002f7f2c"/>
    </style:style>
    <style:style style:name="P31" style:family="paragraph" style:parent-style-name="Preformatted_20_Text">
      <style:text-properties officeooo:rsid="003689da" officeooo:paragraph-rsid="003689da"/>
    </style:style>
    <style:style style:name="P32" style:family="paragraph" style:parent-style-name="Preformatted_20_Text">
      <style:paragraph-properties fo:margin-top="0in" fo:margin-bottom="0.1965in" loext:contextual-spacing="false"/>
    </style:style>
    <style:style style:name="P33" style:family="paragraph" style:parent-style-name="Text_20_body">
      <style:paragraph-properties fo:text-align="center" style:justify-single-word="false"/>
    </style:style>
    <style:style style:name="P34" style:family="paragraph" style:parent-style-name="Standard">
      <style:paragraph-properties fo:margin-top="0.1083in" fo:margin-bottom="0.139in" loext:contextual-spacing="false"/>
      <style:text-properties officeooo:rsid="002123e1" officeooo:paragraph-rsid="004171cb"/>
    </style:style>
    <style:style style:name="P35" style:family="paragraph" style:parent-style-name="Standard">
      <style:paragraph-properties fo:margin-top="0.1083in" fo:margin-bottom="0.139in" loext:contextual-spacing="false"/>
      <style:text-properties officeooo:rsid="00240288" officeooo:paragraph-rsid="004171cb"/>
    </style:style>
    <style:style style:name="P36" style:family="paragraph" style:parent-style-name="Standard">
      <style:paragraph-properties fo:margin-top="0.1083in" fo:margin-bottom="0.1083in" loext:contextual-spacing="false"/>
      <style:text-properties officeooo:rsid="002bcbf5" officeooo:paragraph-rsid="002bcbf5"/>
    </style:style>
    <style:style style:name="P37" style:family="paragraph" style:parent-style-name="Standard">
      <style:text-properties officeooo:rsid="005a598a" officeooo:paragraph-rsid="005a598a"/>
    </style:style>
    <style:style style:name="P38" style:family="paragraph" style:parent-style-name="Standard">
      <style:text-properties officeooo:rsid="005ae77f" officeooo:paragraph-rsid="005ae77f"/>
    </style:style>
    <style:style style:name="P39" style:family="paragraph" style:parent-style-name="Standard" style:list-style-name="L1">
      <style:paragraph-properties fo:margin-top="0in" fo:margin-bottom="0in" loext:contextual-spacing="false" fo:line-height="100%"/>
      <style:text-properties officeooo:rsid="00191a75" officeooo:paragraph-rsid="00191a75"/>
    </style:style>
    <style:style style:name="P40" style:family="paragraph" style:parent-style-name="Standard" style:list-style-name="L2">
      <style:paragraph-properties fo:margin-top="0in" fo:margin-bottom="0in" loext:contextual-spacing="false" fo:line-height="100%"/>
      <style:text-properties officeooo:rsid="002123e1" officeooo:paragraph-rsid="0023119c"/>
    </style:style>
    <style:style style:name="P41" style:family="paragraph" style:parent-style-name="Standard" style:list-style-name="L3">
      <style:paragraph-properties fo:margin-top="0in" fo:margin-bottom="0in" loext:contextual-spacing="false" fo:line-height="100%"/>
      <style:text-properties officeooo:rsid="002123e1" officeooo:paragraph-rsid="0023119c"/>
    </style:style>
    <style:style style:name="P42" style:family="paragraph" style:parent-style-name="Standard" style:list-style-name="L3">
      <style:paragraph-properties fo:margin-top="0in" fo:margin-bottom="0in" loext:contextual-spacing="false" fo:line-height="100%"/>
      <style:text-properties style:use-window-font-color="true" style:font-name="Calibri" fo:font-size="11pt" fo:language="en" fo:country="US" officeooo:rsid="002123e1" officeooo:paragraph-rsid="0023119c" style:font-name-asian="Calibri1" style:font-size-asian="11pt" style:language-asian="en" style:country-asian="US" style:font-size-complex="11pt" style:language-complex="ar" style:country-complex="SA"/>
    </style:style>
    <style:style style:name="P43" style:family="paragraph" style:parent-style-name="Standard">
      <style:paragraph-properties fo:margin-left="0.5in" fo:margin-right="0in" fo:text-indent="0in" style:auto-text-indent="false"/>
      <style:text-properties style:font-name="DejaVu Sans Mono" officeooo:rsid="005ae77f" officeooo:paragraph-rsid="005ae77f"/>
    </style:style>
    <style:style style:name="T1" style:family="text">
      <style:text-properties fo:font-weight="bold" style:font-weight-asian="bold"/>
    </style:style>
    <style:style style:name="T2" style:family="text">
      <style:text-properties fo:font-weight="bold" officeooo:rsid="00191a75" style:font-weight-asian="bold"/>
    </style:style>
    <style:style style:name="T3" style:family="text">
      <style:text-properties fo:font-weight="bold" style:font-weight-asian="bold" style:font-weight-complex="bold"/>
    </style:style>
    <style:style style:name="T4" style:family="text">
      <style:text-properties fo:font-weight="bold" officeooo:rsid="00633555" style:font-weight-asian="bold"/>
    </style:style>
    <style:style style:name="T5" style:family="text">
      <style:text-properties fo:font-size="22pt" style:font-size-asian="22pt"/>
    </style:style>
    <style:style style:name="T6" style:family="text">
      <style:text-properties fo:font-size="22pt" officeooo:rsid="00191a75" style:font-size-asian="22pt"/>
    </style:style>
    <style:style style:name="T7" style:family="text">
      <style:text-properties fo:font-style="italic" style:font-style-asian="italic" style:font-style-complex="italic"/>
    </style:style>
    <style:style style:name="T8" style:family="text">
      <style:text-properties fo:font-style="italic" officeooo:rsid="0035b7c1" style:font-style-asian="italic" style:font-style-complex="italic"/>
    </style:style>
    <style:style style:name="T9" style:family="text">
      <style:text-properties fo:font-style="italic" officeooo:rsid="005215e7" style:font-style-asian="italic" style:font-style-complex="italic"/>
    </style:style>
    <style:style style:name="T10" style:family="text">
      <style:text-properties officeooo:rsid="00191a75"/>
    </style:style>
    <style:style style:name="T11" style:family="text">
      <style:text-properties officeooo:rsid="001a0952"/>
    </style:style>
    <style:style style:name="T12" style:family="text">
      <style:text-properties fo:color="#000000" style:text-underline-style="none"/>
    </style:style>
    <style:style style:name="T13" style:family="text">
      <style:text-properties officeooo:rsid="001a5996"/>
    </style:style>
    <style:style style:name="T14" style:family="text">
      <style:text-properties officeooo:rsid="001a6268"/>
    </style:style>
    <style:style style:name="T15" style:family="text">
      <style:text-properties officeooo:rsid="001c2e80"/>
    </style:style>
    <style:style style:name="T16" style:family="text">
      <style:text-properties officeooo:rsid="0023119c"/>
    </style:style>
    <style:style style:name="T17" style:family="text">
      <style:text-properties officeooo:rsid="00240288"/>
    </style:style>
    <style:style style:name="T18" style:family="text">
      <style:text-properties fo:font-style="normal" style:font-style-asian="normal" style:font-style-complex="normal"/>
    </style:style>
    <style:style style:name="T19" style:family="text">
      <style:text-properties fo:font-style="normal" officeooo:rsid="004171cb" style:font-style-asian="normal" style:font-style-complex="normal"/>
    </style:style>
    <style:style style:name="T20" style:family="text">
      <style:text-properties officeooo:rsid="002bcbf5"/>
    </style:style>
    <style:style style:name="T21" style:family="text">
      <style:text-properties officeooo:rsid="002c32fd"/>
    </style:style>
    <style:style style:name="T22" style:family="text">
      <style:text-properties officeooo:rsid="002c5745"/>
    </style:style>
    <style:style style:name="T23" style:family="text">
      <style:text-properties officeooo:rsid="002d9e0f"/>
    </style:style>
    <style:style style:name="T24" style:family="text">
      <style:text-properties officeooo:rsid="0031221b"/>
    </style:style>
    <style:style style:name="T25" style:family="text">
      <style:text-properties officeooo:rsid="0031691b"/>
    </style:style>
    <style:style style:name="T26" style:family="text">
      <style:text-properties officeooo:rsid="00338d0f"/>
    </style:style>
    <style:style style:name="T27" style:family="text">
      <style:text-properties officeooo:rsid="00344eb3"/>
    </style:style>
    <style:style style:name="T28" style:family="text">
      <style:text-properties officeooo:rsid="0035b7c1"/>
    </style:style>
    <style:style style:name="T29" style:family="text">
      <style:text-properties officeooo:rsid="003639c8"/>
    </style:style>
    <style:style style:name="T30" style:family="text">
      <style:text-properties officeooo:rsid="0037bc49"/>
    </style:style>
    <style:style style:name="T31" style:family="text">
      <style:text-properties officeooo:rsid="003be52e"/>
    </style:style>
    <style:style style:name="T32" style:family="text">
      <style:text-properties officeooo:rsid="003dc020"/>
    </style:style>
    <style:style style:name="T33" style:family="text">
      <style:text-properties officeooo:rsid="004171cb"/>
    </style:style>
    <style:style style:name="T34" style:family="text">
      <style:text-properties officeooo:rsid="0043bf52"/>
    </style:style>
    <style:style style:name="T35" style:family="text">
      <style:text-properties officeooo:rsid="0044f0ae"/>
    </style:style>
    <style:style style:name="T36" style:family="text">
      <style:text-properties officeooo:rsid="004732eb"/>
    </style:style>
    <style:style style:name="T37" style:family="text">
      <style:text-properties fo:background-color="#fff200" loext:char-shading-value="0"/>
    </style:style>
    <style:style style:name="T38" style:family="text">
      <style:text-properties fo:color="#0000ff"/>
    </style:style>
    <style:style style:name="T39" style:family="text">
      <style:text-properties officeooo:rsid="0048473f"/>
    </style:style>
    <style:style style:name="T40" style:family="text">
      <style:text-properties officeooo:rsid="004a1972"/>
    </style:style>
    <style:style style:name="T41" style:family="text">
      <style:text-properties officeooo:rsid="004ae0d1"/>
    </style:style>
    <style:style style:name="T42" style:family="text">
      <style:text-properties fo:font-size="12pt" officeooo:rsid="00191a75" style:font-size-asian="12pt" style:font-size-complex="12pt"/>
    </style:style>
    <style:style style:name="T43" style:family="text">
      <style:text-properties officeooo:rsid="005215e7"/>
    </style:style>
    <style:style style:name="T44" style:family="text">
      <style:text-properties officeooo:rsid="0057c507"/>
    </style:style>
    <style:style style:name="T45" style:family="text">
      <style:text-properties officeooo:rsid="005a598a"/>
    </style:style>
    <style:style style:name="T46" style:family="text">
      <style:text-properties style:font-name="DejaVu Sans Mono" fo:font-weight="bold" style:font-weight-asian="bold" style:font-weight-complex="bold"/>
    </style:style>
    <style:style style:name="T47" style:family="text">
      <style:text-properties officeooo:rsid="005ae77f"/>
    </style:style>
    <style:style style:name="T48" style:family="text">
      <style:text-properties officeooo:rsid="005eb2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11">OWASP ESAPI for Java</text:p>
          </table:table-cell>
          <table:table-cell office:value-type="string">
            <text:p text:style-name="P10"><text:span text:style-name="T1">Security </text:span><text:span text:style-name="T4">Bulletin</text:span><text:span text:style-name="T1"> #</text:span><text:span text:style-name="T2">2</text:span></text:p>
          </table:table-cell>
          <table:table-cell office:value-type="string">
            <text:p text:style-name="P10"><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6">How Does </text:span><text:a xlink:type="simple" xlink:href="https://nvd.nist.gov/vuln/detail/CVE-2019-17571" text:style-name="Internet_20_link" text:visited-style-name="Visited_20_Internet_20_Link"><text:span text:style-name="T5">CVE-2019-17571</text:span></text:a><text:span text:style-name="T5"> </text:span><text:span text:style-name="T6">Impact ESAPI?</text:span></text:p>
      <text:p text:style-name="P33"><text:span text:style-name="T42">Kevin W. Wall &lt;</text:span><text:a xlink:type="simple" xlink:href="mailto:kevin.w.wall@gmail.com" text:style-name="ListLabel_20_2" text:visited-style-name="ListLabel_20_2"><text:span text:style-name="Internet_20_link"><text:span text:style-name="T42">kevin.w.wall@gmail.com</text:span></text:span></text:a><text:span text:style-name="T42">&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9">Category:</text:p>
          </table:table-cell>
          <table:table-cell table:style-name="Table2.A1" office:value-type="string">
            <text:p text:style-name="P20">Java deserialization issue, leading to potential code injection.</text:p>
          </table:table-cell>
        </table:table-row>
        <table:table-row table:style-name="Table2.1">
          <table:table-cell table:style-name="Table2.A1" office:value-type="string">
            <text:p text:style-name="P19">Module:</text:p>
          </table:table-cell>
          <table:table-cell table:style-name="Table2.A1" office:value-type="string">
            <text:p text:style-name="P20">Log4J 1 – a dependency used by ESAPI <text:span text:style-name="T23">(specifically Log4J 1.2.17 in the latest ESAPI version) to support “safe logging”.</text:span></text:p>
          </table:table-cell>
        </table:table-row>
        <table:table-row table:style-name="Table2.1">
          <table:table-cell table:style-name="Table2.A1" office:value-type="string">
            <text:p text:style-name="P19">Announced:</text:p>
          </table:table-cell>
          <table:table-cell table:style-name="Table2.A1" office:value-type="string">
            <text:p text:style-name="P19"><text:span text:style-name="aqj">20</text:span><text:span text:style-name="aqj"><text:span text:style-name="T21">20-01-08 </text:span></text:span><text:span text:style-name="aqj">via ESAPI </text:span><text:span text:style-name="aqj"><text:span text:style-name="T20">User Google Group</text:span></text:span><text:span text:style-name="aqj"> (</text:span><text:span text:style-name="Internet_20_link">https://groups.google.com/a/owasp.org/forum/#!topic/esapi-project-users/XxKBjj3HuSw</text:span><text:span text:style-name="Internet_20_link"><text:span text:style-name="T21">)</text:span></text:span></text:p>
          </table:table-cell>
        </table:table-row>
        <table:table-row table:style-name="Table2.1">
          <table:table-cell table:style-name="Table2.A1" office:value-type="string">
            <text:p text:style-name="P19">Credits:</text:p>
          </table:table-cell>
          <table:table-cell table:style-name="Table2.A1" office:value-type="string">
            <text:list xml:id="list1197483457" text:style-name="L1">
              <text:list-item>
                <text:p text:style-name="P39">Dennis Bakker for first bringing this to our attention. (He beat the GitHub security bulletin by 4 days!)</text:p>
              </text:list-item>
              <text:list-item>
                <text:p text:style-name="P39">Eddy Vos for suggesting a practical workaround for ESAPI <text:span text:style-name="T22">users.</text:span></text:p>
              </text:list-item>
            </text:list>
          </table:table-cell>
        </table:table-row>
        <table:table-row table:style-name="Table2.1">
          <table:table-cell table:style-name="Table2.A1" office:value-type="string">
            <text:p text:style-name="P19">Affects:</text:p>
          </table:table-cell>
          <table:table-cell table:style-name="Table2.A1" office:value-type="string">
            <text:p text:style-name="P20">All versions of ESAPI 2.x <text:span text:style-name="T31">and all versions of ESAPI 1.x (no longer supported)</text:span></text:p>
          </table:table-cell>
        </table:table-row>
        <table:table-row table:style-name="Table2.1">
          <table:table-cell table:style-name="Table2.A1" office:value-type="string">
            <text:p text:style-name="P19"><text:span text:style-name="T22">Details</text:span>:</text:p>
          </table:table-cell>
          <table:table-cell table:style-name="Table2.A1" office:value-type="string">
            <text:p text:style-name="P24">Not exploitable as used by ESAPI. See discussion below.</text:p>
          </table:table-cell>
        </table:table-row>
        <table:table-row table:style-name="Table2.1">
          <table:table-cell table:style-name="Table2.A1" office:value-type="string">
            <text:p text:style-name="P19"><text:span text:style-name="T10">GitHub</text:span> Issue #:</text:p>
          </table:table-cell>
          <table:table-cell table:style-name="Table2.A1" office:value-type="string">
            <text:p text:style-name="P20">534 (<text:a xlink:type="simple" xlink:href="https://github.com/ESAPI/esapi-java-legacy/issues/534" text:style-name="Internet_20_link" text:visited-style-name="Visited_20_Internet_20_Link">https://github.com/ESAPI/esapi-java-legacy/issues/534</text:a>)</text:p>
          </table:table-cell>
        </table:table-row>
        <table:table-row table:style-name="Table2.1">
          <table:table-cell table:style-name="Table2.A1" office:value-type="string">
            <text:p text:style-name="P19">CWE:</text:p>
          </table:table-cell>
          <table:table-cell table:style-name="Table2.A1" office:value-type="string">
            <text:p text:style-name="P19">CWE-<text:span text:style-name="T11">502 (Deserialization of Untrusted Data)</text:span></text:p>
          </table:table-cell>
        </table:table-row>
        <table:table-row table:style-name="Table2.1">
          <table:table-cell table:style-name="Table2.A1" office:value-type="string">
            <text:p text:style-name="P19">CVE Identifier:</text:p>
          </table:table-cell>
          <table:table-cell table:style-name="Table2.A1" office:value-type="string">
            <text:p text:style-name="P19">CVE-20<text:span text:style-name="T11">19-17571</text:span></text:p>
          </table:table-cell>
        </table:table-row>
        <table:table-row table:style-name="Table2.1">
          <table:table-cell table:style-name="Table2.A1" office:value-type="string">
            <text:p text:style-name="P19">CVSS Severity (version <text:span text:style-name="T13">3.1</text:span>)</text:p>
          </table:table-cell>
          <table:table-cell table:style-name="Table2.B10" office:value-type="string">
            <table:table table:name="Table1" table:style-name="Table1">
              <table:table-column table:style-name="Table1.A"/>
              <table:table-column table:style-name="Table1.B"/>
              <table:table-row table:style-name="Table1.1">
                <table:table-cell table:style-name="Table1.A1" office:value-type="string">
                  <text:p text:style-name="P19">CVSS v<text:span text:style-name="T11">3.1</text:span> Base Score:</text:p>
                </table:table-cell>
                <table:table-cell table:style-name="Table1.A1" office:value-type="string">
                  <text:p text:style-name="P22">9.8 (critical)</text:p>
                </table:table-cell>
              </table:table-row>
              <table:table-row table:style-name="Table1.1">
                <table:table-cell table:style-name="Table1.A1" office:value-type="string">
                  <text:p text:style-name="P19"><text:s text:c="4"/>Impact Subscore:</text:p>
                </table:table-cell>
                <table:table-cell table:style-name="Table1.A1" office:value-type="string">
                  <text:p text:style-name="P21">5.9</text:p>
                </table:table-cell>
              </table:table-row>
              <table:table-row table:style-name="Table1.1">
                <table:table-cell table:style-name="Table1.A1" office:value-type="string">
                  <text:p text:style-name="P19"><text:s text:c="4"/>Exploitability S<text:span text:style-name="T32">ubscore:</text:span></text:p>
                </table:table-cell>
                <table:table-cell table:style-name="Table1.A1" office:value-type="string">
                  <text:p text:style-name="P19">3.9</text:p>
                </table:table-cell>
              </table:table-row>
              <table:table-row table:style-name="Table1.1">
                <table:table-cell table:style-name="Table1.A1" office:value-type="string">
                  <text:p text:style-name="P19">CVSS Vector</text:p>
                </table:table-cell>
                <table:table-cell table:style-name="Table1.A1" office:value-type="string">
                  <text:p text:style-name="P19"><text:span text:style-name="Internet_20_link"><text:span text:style-name="T12">CVSS:3.1/AV:N/AC:L/PR:N/UI:N/S:U/C:H/I:H/A:H</text:span></text:span></text:p>
                  <text:p text:style-name="P23"/>
                </table:table-cell>
              </table:table-row>
            </table:table>
            <text:p text:style-name="P18"/>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15">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text:span text:style-name="T14">its provision for “safe logging” which is designed as a defense against “</text:span><text:a xlink:type="simple" xlink:href="https://cwe.mitre.org/data/definitions/117.html" text:style-name="Internet_20_link" text:visited-style-name="Visited_20_Internet_20_Link"><text:span text:style-name="T14">CWE-117: Improper Output Neutralization for Logs</text:span></text:a><text:span text:style-name="T14">”. Traditionally, ESAPI 1.2 and 2.x, ESAPI has supported both Java’s standard java.util.logging (henceforth referred to as JUL) and Apache’s Log4J 1.x. In ESAPI 2.2.0.0, </text:span><text:soft-page-break/><text:span text:style-name="T14">support for </text:span><text:a xlink:type="simple" xlink:href="http://www.slf4j.org/" text:style-name="Internet_20_link" text:visited-style-name="Visited_20_Internet_20_Link"><text:span text:style-name="T14">SLF4J</text:span></text:a><text:span text:style-name="T14">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4">ConsoleAppender</text:span></text:a><text:span text:style-name="T14">. For release 2.2.1.0, the default ESAPI logger was changed to use JUL. It should be noted that this decision to use JUL was made prior to the ESAPI development team becoming aware of this CVE in question. We switched to making JUL ESAPI’s default logger shortly after Jeremiah Stacey added some important missing functionality to ESAPI’s JUL support to bring it more in line with ESAPI’s Log4J logging format. Thus the reason for the decision was not because of this Log4J CVE though; rather it was made simply on the basis of Apache Log4J 1 being significantly past end-of-life and no longer being supported.</text:span></text:p>
      <text:p text:style-name="P3">Also, as of ESAPI 2.2.1.0, ESAPI has annotated all ESAPI <text:span text:style-name="T30">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7">major </text:span><text:span text:style-name="T18">release number (which, in this case, would be 3.0). This is ESAPI’s promise to try to give development teams adequate prior warning before doing something that might break backward compatibility for ESAPI users </text:span><text:span text:style-name="T19">in their application code</text:span><text:span text:style-name="T18">.</text:span></text:p>
      <text:h text:style-name="Heading_20_1" text:outline-level="1">Problem Description</text:h>
      <text:p text:style-name="P1">According to the description in NIST’s National Vulnerability Database (NVD), the current description for <text:s/><text:a xlink:type="simple" xlink:href="https://nvd.nist.gov/vuln/detail/CVE-2019-17571#vulnCurrentDescriptionTitle" text:style-name="Internet_20_link" text:visited-style-name="Visited_20_Internet_20_Link">CVE-2019-17571</text:a> states:</text:p>
      <text:p text:style-name="P25">“Included in Log4J 1.2 is a SocketServer class that is vulnerable to deserialization of untrusted data which can be exploited to remotely execute arbitrary code when combined with a deserialization gadget when listening to untrusted network traffic for log data. This affects Log4J versions up to 1.2 up to 1.2.17. “<text:span text:style-name="T43">(</text:span><text:span text:style-name="T9">sic</text:span><text:span text:style-name="T43">)</text:span></text:p>
      <text:p text:style-name="P12">So the real question that everyone is asking is will using ESAPI leave my application code exposed to CVE-2019-17571 in a manner that makes this CVE exploitable? That is the question this analysis attempts to answer, but the TL;DR answer for those of you not interested in the details is, “No, the ESAPI development team believes that ESAPI’s use of Log4J 1 does would not leave your application code using ESAPI exposed to CVE-2019-17571 in a manner that would make it exploitable”.</text:p>
      <text:p text:style-name="P2">Apache Log4J’s <text:a xlink:type="simple" xlink:href="https://logging.apache.org/log4j/1.2/apidocs/org/apache/log4j/net/SocketServer.html" text:style-name="Internet_20_link" text:visited-style-name="Visited_20_Internet_20_Link">SocketServer</text:a> is a class that is intended for listening for (presumably) Log4J log events and centrally collecting them. ESAPI does not use this Apache Log4J class at all nor any other server-side Log4J class. By default, <text:span text:style-name="T16">ESAPI internally</text:span> only uses <text:span text:style-name="T16">the following Log4J classes:</text:span></text:p>
      <text:list xml:id="list106256365" text:style-name="L2">
        <text:list-item>
          <text:p text:style-name="P40"><text:a xlink:type="simple" xlink:href="https://logging.apache.org/log4j/1.2/apidocs/org/apache/log4j/Level.html" text:style-name="Internet_20_link" text:visited-style-name="Visited_20_Internet_20_Link">org.apache.log4j.Level</text:a></text:p>
        </text:list-item>
        <text:list-item>
          <text:p text:style-name="P40"><text:a xlink:type="simple" xlink:href="https://logging.apache.org/log4j/1.2/apidocs/org/apache/log4j/Logger.html" text:style-name="Internet_20_link" text:visited-style-name="Visited_20_Internet_20_Link">org.apache.log4j.Logger</text:a></text:p>
        </text:list-item>
        <text:list-item>
          <text:p text:style-name="P40"><text:a xlink:type="simple" xlink:href="https://logging.apache.org/log4j/1.2/apidocs/org/apache/log4j/Priority.html" text:style-name="Internet_20_link" text:visited-style-name="Visited_20_Internet_20_Link">org.apache.log4j.Priority</text:a></text:p>
        </text:list-item>
        <text:list-item>
          <text:p text:style-name="P40">or<text:a xlink:type="simple" xlink:href="https://logging.apache.org/log4j/1.2/apidocs/org/apache/log4j/spi/LoggerFactory.html" text:style-name="Internet_20_link" text:visited-style-name="Visited_20_Internet_20_Link">g.apache.log4j.spi.LoggerFactory</text:a></text:p>
        </text:list-item>
        <text:list-item>
          <text:p text:style-name="P40"><text:a xlink:type="simple" xlink:href="https://logging.apache.org/log4j/1.2/apidocs/org/apache/log4j/xml/DOMConfigurator.html" text:style-name="Internet_20_link" text:visited-style-name="Visited_20_Internet_20_Link">org.apache.log4j.xml.DOMConfigurator</text:a></text:p>
        </text:list-item>
      </text:list>
      <text:p text:style-name="P34"><text:soft-page-break/><text:span text:style-name="T16">plus Log4J’s </text:span><text:a xlink:type="simple" xlink:href="https://logging.apache.org/log4j/1.2/apidocs/org/apache/log4j/ConsoleAppender.html" text:style-name="Internet_20_link" text:visited-style-name="Visited_20_Internet_20_Link"><text:span text:style-name="T16">org.apache.log4j.</text:span></text:a><text:a xlink:type="simple" xlink:href="https://logging.apache.org/log4j/1.2/apidocs/org/apache/log4j/ConsoleAppender.html" text:style-name="Internet_20_link" text:visited-style-name="Visited_20_Internet_20_Link">ConsoleAppender</text:a> class <text:span text:style-name="T17">which is configured as the default Log4J appender class in “configuration/log4j.xml”, which is provided as an example Log4j configuration and which most likely would be replaced by some type of </text:span><text:a xlink:type="simple" xlink:href="https://logging.apache.org/log4j/1.2/apidocs/org/apache/log4j/FileAppender.html" text:style-name="Internet_20_link" text:visited-style-name="Visited_20_Internet_20_Link"><text:span text:style-name="T17">FileAppender</text:span></text:a><text:span text:style-name="T17"> root logger in the application actually using ESAPI.</text:span></text:p>
      <text:p text:style-name="P35">None of these Log4J 1 classes use the vulnerable <text:a xlink:type="simple" xlink:href="https://logging.apache.org/log4j/1.2/apidocs/org/apache/log4j/net/SocketServer.html" text:style-name="Internet_20_link" text:visited-style-name="Visited_20_Internet_20_Link">org.apache.log4j.net.SocketServer</text:a> class, nor do they use any Log4J classes that use the <text:a xlink:type="simple" xlink:href="https://logging.apache.org/log4j/1.2/apidocs/org/apache/log4j/net/SocketServer.html" text:style-name="Internet_20_link" text:visited-style-name="Visited_20_Internet_20_Link">SocketServer</text:a> class. <text:span text:style-name="T44">A manual code inspection of the </text:span><text:a xlink:type="simple" xlink:href="https://github.com/apache/log4j/tree/v1_2_17" text:style-name="Internet_20_link" text:visited-style-name="Visited_20_Internet_20_Link"><text:span text:style-name="T44">log4j 1.2.17 code from GitHub</text:span></text:a><text:span text:style-name="T44"> reveals that t</text:span>he <text:span text:style-name="T44">only </text:span>non-test / non-documentation files from the Apache log4j 1.2.17 release (which is the latest Log4J 1 release <text:span text:style-name="T44">available in Maven Central</text:span>) that reference<text:span text:style-name="T44">s</text:span> the vulnerable <text:a xlink:type="simple" xlink:href="https://logging.apache.org/log4j/1.2/apidocs/org/apache/log4j/net/SocketServer.html" text:style-name="Internet_20_link" text:visited-style-name="Visited_20_Internet_20_Link">SocketServer</text:a> class are these files:</text:p>
      <text:list xml:id="list246789222" text:style-name="L3">
        <text:list-item>
          <text:p text:style-name="P42"><text:a xlink:type="simple" xlink:href="https://github.com/apache/log4j/blob/v1_2_17/src/main/java/org/apache/log4j/net/SimpleSocketServer.java" text:style-name="Internet_20_link" text:visited-style-name="Visited_20_Internet_20_Link">src/main/java/org/apache/log4j/net/SimpleSocketServer.java</text:a></text:p>
        </text:list-item>
        <text:list-item>
          <text:p text:style-name="P42"><text:a xlink:type="simple" xlink:href="https://github.com/apache/log4j/blob/v1_2_17/src/main/java/org/apache/log4j/net/SocketServer.java" text:style-name="Internet_20_link" text:visited-style-name="Visited_20_Internet_20_Link">src/main/java/org/apache/log4j/net/SocketServer.java</text:a></text:p>
        </text:list-item>
        <text:list-item>
          <text:p text:style-name="P42">c<text:a xlink:type="simple" xlink:href="https://github.com/apache/log4j/blob/v1_2_17/contribs/MarkDouglas/SocketServer2.java" text:style-name="Internet_20_link" text:visited-style-name="Visited_20_Internet_20_Link">ontribs/MarkDouglas/SocketServer2.java</text:a></text:p>
        </text:list-item>
        <text:list-item>
          <text:p text:style-name="P41"><text:a xlink:type="simple" xlink:href="https://github.com/apache/log4j/blob/v1_2_17/examples/lf5/UsingSocketAppenders/UsingSocketAppenders.java" text:style-name="Internet_20_link" text:visited-style-name="Visited_20_Internet_20_Link">examples/lf5/UsingSocketAppenders/UsingSocketAppenders.java</text:a></text:p>
        </text:list-item>
        <text:list-item>
          <text:p text:style-name="P41"><text:a xlink:type="simple" xlink:href="https://github.com/apache/log4j/blob/v1_2_17/examples/sort3.properties" text:style-name="Internet_20_link" text:visited-style-name="Visited_20_Internet_20_Link">examples/sort3.properties</text:a></text:p>
        </text:list-item>
      </text:list>
      <text:p text:style-name="P36">Thus, our conclusion is, if you refrain from using Apache Log4J’s <text:a xlink:type="simple" xlink:href="https://logging.apache.org/log4j/1.2/apidocs/org/apache/log4j/net/SocketServer.html" text:style-name="Internet_20_link" text:visited-style-name="Visited_20_Internet_20_Link">SocketServer</text:a> <text:span text:style-name="T33">or any of the above classes</text:span>, your application should not be exploitable based on how ESAPI uses Apache Log4J 1. (<text:span text:style-name="T33">Of course, h</text:span>ow your <text:span text:style-name="T7">own</text:span> <text:span text:style-name="T7">application</text:span> code uses Log4J <text:span text:style-name="T33">directly or via some other library </text:span>is another matter entirely and outside the scope of this ESAPI security bulletin.)</text:p>
      <text:p text:style-name="P29">Despite that, the ESAPI development team <text:span text:style-name="T3">still</text:span> advises <text:span text:style-name="T7">against</text:span> configuring ESAPI.Logger to use Log4J 1. That is why <text:span text:style-name="T34">now </text:span>we have deprecated <text:span text:style-name="T34">the use of Log4J 1</text:span> in ESAPI. The mere fact that Log4J 1.x is unsupported means that there will be no further security patches for it and the next one that does appear in <text:span text:style-name="T26">Log4J 1</text:span> conceivably could be exploitable through ESAPI.</text:p>
      <text:h text:style-name="Heading_20_1" text:outline-level="1">Impact</text:h>
      <text:p text:style-name="P4">So, if ESAPI does not expose an exploitable path to CVE-2019-17571, what then <text:span text:style-name="T7">is</text:span> the concern? <text:span text:style-name="T25">The problem as we see it, and likely how many in the ESAPI users community view it, is that Software Composition Analysis (SCA) tools and/or services like OWASP Dependency Check, </text:span>BlackDuck, Snyk, Veracode's SourceClear, <text:span text:style-name="T25">GitHub, </text:span>etc. will continue to give you warnings that you may be required to explain to your management <text:span text:style-name="T35">in order to justify continue using ESAPI in your application.</text:span></text:p>
      <text:p text:style-name="P6">Removing support for Log4J 1 completely from ESAPI 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27">However, if you are able to use JUL or SLF4J for ESAPI logging, there is a workaround described in the next section.</text:span></text:p>
      <text:p text:style-name="P13">If as an ESAPI user, you absolutely must continue to use ESAPI’s Log4J 1’s logger for compatibility with the rest of your application using Log4J 1.x, there is absolutely nothing you can do short of perhaps showing your management this security bulletin. <text:span text:style-name="T28">(Of course, if </text:span><text:soft-page-break/><text:span text:style-name="T28">your application has Log4J 1 as a </text:span><text:span text:style-name="T8">direct</text:span><text:span text:style-name="T28"> dependency which you can’t eliminate, it matters little that it is a </text:span><text:span text:style-name="T8">transitive</text:span><text:span text:style-name="T28"> dependency to your application through ESAPI.)</text:span></text:p>
      <text:h text:style-name="Heading_20_1" text:outline-level="1">Workaround</text:h>
      <text:p text:style-name="P7">If you are okay with configuring ESAPI logging to use either JUL (which is the new <text:span text:style-name="T45">ESAPI</text:span> default <text:span text:style-name="T45">starting with the [not-yet-released] ESAPI 2.2.1.0 release</text:span>) or SLF4J (through which you could support Log4J 2), you can use the follow<text:span text:style-name="T36">ing</text:span> (or similar) workaround when building your project, <text:span text:style-name="T29">first suggested by Eddy Vos </text:span><text:a xlink:type="simple" xlink:href="https://github.com/ESAPI/esapi-java-legacy/issues/534#issuecomment-578065730" text:style-name="Internet_20_link" text:visited-style-name="Visited_20_Internet_20_Link"><text:span text:style-name="T29">here</text:span></text:a><text:span text:style-name="T29">.</text:span></text:p>
      <text:p text:style-name="P14">First, in your application’s <text:span text:style-name="T46">ESAPI.properties</text:span> file, change the value for the <text:span text:style-name="T46">ESAPI.Logger</text:span> property. <text:span text:style-name="T45">To change ESAPI logging to use JUL, change that property to</text:span></text:p>
      <text:p text:style-name="P26">org.owasp.esapi.reference.JavaLogFactory</text:p>
      <text:p text:style-name="P37">if you are using a version of ESAPI version of 2.2.0.0 or earlier, or to</text:p>
      <text:p text:style-name="P27">org.owasp.esapi.logging.java.JavaLogFactory</text:p>
      <text:p text:style-name="P37">if you are using a version of ESAPI later than 2.2.0.0. To configure it to use SLF4J, change that property value to</text:p>
      <text:p text:style-name="P28">org.owasp.esapi.logging.slf4j.Slf4JLogFactory</text:p>
      <text:p text:style-name="P38">Note that starting with 2.2.1.0, the ESAPI sample configuration file under</text:p>
      <text:p text:style-name="P43">configuration/esapi/ESAPI.properties</text:p>
      <text:p text:style-name="P38">is configured to use JUL as the default ESAPI logger.</text:p>
      <text:p text:style-name="P15"><text:span text:style-name="T47">Second</text:span>, in your application’s pom.xml, reference your dependency on the ESAPI jar in this manner:</text:p>
      <text:p text:style-name="P31"><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8">2.2.0.0</text:span></text:span><text:span text:style-name="Source_20_Text">&lt;/version&gt;</text:span></text:p>
      <text:p text:style-name="Preformatted_20_Text"><text:span text:style-name="Source_20_Text"><text:s text:c="6"/></text:span><text:span text:style-name="Source_20_Text"><text:span text:style-name="T37">&lt;exclusions&gt;</text:span></text:span></text:p>
      <text:p text:style-name="Preformatted_20_Text"><text:span text:style-name="Source_20_Text"><text:s text:c="8"/></text:span><text:span text:style-name="Source_20_Text"><text:span text:style-name="T37">&lt;exclusion&gt;</text:span></text:span></text:p>
      <text:p text:style-name="Preformatted_20_Text"><text:span text:style-name="Source_20_Text"><text:s text:c="10"/></text:span><text:span text:style-name="Source_20_Text"><text:span text:style-name="T37">&lt;groupId&gt;log4j&lt;/groupId&gt;</text:span></text:span></text:p>
      <text:p text:style-name="Preformatted_20_Text"><text:span text:style-name="Source_20_Text"><text:s text:c="10"/></text:span><text:span text:style-name="Source_20_Text"><text:span text:style-name="T37">&lt;artifactId&gt;log4j&lt;/artifactId&gt;</text:span></text:span></text:p>
      <text:p text:style-name="Preformatted_20_Text"><text:span text:style-name="Source_20_Text"><text:s text:c="8"/></text:span><text:span text:style-name="Source_20_Text"><text:span text:style-name="T37">&lt;/exclusion&gt;</text:span></text:span></text:p>
      <text:p text:style-name="Preformatted_20_Text"><text:span text:style-name="Source_20_Text"><text:s text:c="6"/>&lt;/exclusions&gt;</text:span></text:p>
      <text:p text:style-name="P32"><text:span text:style-name="Source_20_Text"><text:s text:c="4"/>&lt;/dependency&gt;</text:span></text:p>
      <text:p text:style-name="P8">(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8"><text:soft-page-break/>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text:p>
      <text:p text:style-name="P9">Note that us<text:span text:style-name="T39">ing</text:span> this workaround with SLF4J requires ESAPI 2.2.0.0 or later; however, you should be able to use this for any version of ESAPI 2.x if you <text:span text:style-name="T40">are willing to</text:span> us<text:span text:style-name="T40">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Solution</text:h>
      <text:p text:style-name="P8">The only “real” solution to this is to have OWASP ESAPI completely remove Log4J 1 as a dependency. In release 2.2.1.0 it has been deprecated so we cannot remove it immediately and continue to honor our deprecation policy until either two years from the <text:span text:style-name="T48">(to-be-determined)</text:span> 2.2.1.0 release date or in the next major release of ESAPI (which will be 3.0). ESAPI 3.0 is currently only in planning stages. Until then you will either have to live with the workaround or accept the warnings from various SCA scanners. <text:span text:style-name="T41">If you decide to live with the SCA scanner warnings, perhaps you can show your management this ESAPI security bulletin to convince them that using ESAPI does not make CVE-2019-17571 exploitable to your application because of the restricted way that ESAPI uses Log4J 1 classes.</text:span></text:p>
      <text:h text:style-name="Heading_20_1" text:outline-level="1">Additional Precautions</text:h>
      <text:p text:style-name="P8">Run OWASP Dependency Check or a similar SCA tool or service on your final project configuration to ensure that you have no Log4J <text:span text:style-name="T41">1 </text:span>dependencies in your application’s class path.</text:p>
      <text:h text:style-name="P30" text:outline-level="1">Acknowledgments</text:h>
      <text:p text:style-name="P5"><text:span text:style-name="T24">Kudos to </text:span>Dennis Bakker <text:span text:style-name="T24">for following the steps in the ESAPI README.md in GitHub about reporting potential vulnerabilities and sending the ESAPI project leaders a direct email rather than posting to a public forum. A special hat tip to him for notifying us 4 days before I received a notification from GitHub itself.</text:span></text:p>
      <text:p text:style-name="P5"><text:span text:style-name="T24">Also special recognition to </text:span>Eddy Vos <text:span text:style-name="T24">for suggesting a rather simple workaround that excludes ESAPI’s use Apache Log4J 1’s logger as mentioned in GitHub Issue </text:span><text:a xlink:type="simple" xlink:href="https://github.com/ESAPI/esapi-java-legacy/issues/534" text:style-name="Internet_20_link" text:visited-style-name="Visited_20_Internet_20_Link"><text:span text:style-name="T24">534</text:span></text:a><text:span text:style-name="T24">.</text:span></text:p>
      <text:h text:style-name="Heading_20_1" text:outline-level="1">References</text:h>
      <text:p text:style-name="Standard"><text:span text:style-name="Internet_20_link">https://nvd.nist.gov/vuln/detail/CVE-2019-17571</text:span></text:p>
      <text:p text:style-name="P16"><text:span text:style-name="T15">GitHub</text:span> Issue #<text:span text:style-name="T10">534 (</text:span><text:a xlink:type="simple" xlink:href="https://github.com/ESAPI/esapi-java-legacy/issues/534" text:style-name="Internet_20_link" text:visited-style-name="Visited_20_Internet_20_Link"><text:span text:style-name="T10">https://github.com/ESAPI/esapi-java-legacy/issues/534</text:span></text:a><text:span text:style-name="T10">)</text:span></text:p>
      <text:p text:style-name="P17">GitHub Issue #538 (<text:a xlink:type="simple" xlink:href="https://github.com/ESAPI/esapi-java-legacy/issues/538" text:style-name="Internet_20_link" text:visited-style-name="Visited_20_Internet_20_Link">https://github.com/ESAPI/esapi-java-legacy/issues/53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0-02-08T16:46:38.943021993</meta:print-date>
    <dc:date>2022-04-23T17:47:41.374669469</dc:date>
    <meta:editing-cycles>59</meta:editing-cycles>
    <meta:editing-duration>PT8H36M26S</meta:editing-duration>
    <meta:generator>LibreOffice/6.0.7.3$Linux_X86_64 LibreOffice_project/00m0$Build-3</meta:generator>
    <meta:printed-by>Kevin Wall</meta:printed-by>
    <meta:document-statistic meta:table-count="3" meta:image-count="0" meta:object-count="0" meta:page-count="5" meta:paragraph-count="98" meta:word-count="1714" meta:character-count="11510" meta:non-whitespace-character-count="9821"/>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